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cognizedExtraField.setHeaderId( ZipShort head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cognizedExtraField.getCentralDirectory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recognizedExtraField.parseFromLocalFileData( byte [ ] data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recognizedExtraField.setCentralDirectory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cognizedExtraField.getCentralDirectory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recognizedExtraField.getLocalFileDa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cognizedExtraField.getHead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cognizedExtraField.getLocalFile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cognizedExtraField.setLocalFileData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